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5dd5e"/>
    </style:style>
    <style:style style:name="P2" style:family="paragraph" style:parent-style-name="Standard">
      <style:text-properties officeooo:paragraph-rsid="00175759"/>
    </style:style>
    <style:style style:name="P3" style:family="paragraph" style:parent-style-name="Standard">
      <style:text-properties officeooo:rsid="00175759" officeooo:paragraph-rsid="00175759"/>
    </style:style>
    <style:style style:name="T1" style:family="text">
      <style:text-properties officeooo:rsid="0015dd5e"/>
    </style:style>
    <style:style style:name="T2" style:family="text">
      <style:text-properties officeooo:rsid="00175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ke Levine</text:p>
      <text:p text:style-name="Standard">Assignment <text:span text:style-name="T2">4</text:span></text:p>
      <text:p text:style-name="Standard">06/<text:span text:style-name="T2">17</text:span>/15</text:p>
      <text:p text:style-name="Standard">CSC 2110 – Summer Term</text:p>
      <text:p text:style-name="Standard"/>
      <text:p text:style-name="Standard">1)</text:p>
      <text:p text:style-name="Standard"><text:tab/><text:span text:style-name="T2">a) food is the base class. fruits is the derived class.</text:span></text:p>
      <text:p text:style-name="Standard"><text:tab/><text:span text:style-name="T2">b) single inheritance</text:span></text:p>
      <text:p text:style-name="Standard"/>
      <text:p text:style-name="Standard">2)</text:p>
      <text:p text:style-name="Standard"><text:tab/>a) </text:p>
      <text:p text:style-name="Standard"><text:tab/>b) </text:p>
      <text:p text:style-name="Standard">3)</text:p>
      <text:p text:style-name="P2"><text:tab/>a) </text:p>
      <text:p text:style-name="P2"><text:tab/>b) </text:p>
      <text:p text:style-name="Standard"/>
      <text:p text:style-name="Standard">4)</text:p>
      <text:p text:style-name="Standard"><text:tab/>a) </text:p>
      <text:p text:style-name="Standard"><text:tab/>b) </text:p>
      <text:p text:style-name="Standard"><text:tab/>c) </text:p>
      <text:p text:style-name="Standard"><text:tab/>d) </text:p>
      <text:p text:style-name="Standard"><text:tab/>e) </text:p>
      <text:p text:style-name="Standard">5)</text:p>
      <text:p text:style-name="Standard"/>
      <text:p text:style-name="Standard"><text:tab/></text:p>
      <text:p text:style-name="Standard">6)</text:p>
      <text:p text:style-name="Standard"><text:tab/></text:p>
      <text:p text:style-name="Standard">7)</text:p>
      <text:p text:style-name="Standard"><text:tab/></text:p>
      <text:p text:style-name="P3">8)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8:03:10.552717077</meta:creation-date>
    <dc:date>2015-06-18T12:46:30.478187929</dc:date>
    <meta:editing-duration>P1DT13H45M47S</meta:editing-duration>
    <meta:editing-cycles>15</meta:editing-cycles>
    <meta:generator>LibreOffice/4.4.2.2$Linux_X86_64 LibreOffice_project/40m0$Build-2</meta:generator>
    <meta:document-statistic meta:table-count="0" meta:image-count="0" meta:object-count="0" meta:page-count="1" meta:paragraph-count="27" meta:word-count="40" meta:character-count="188" meta:non-whitespace-character-count="146"/>
  </office:meta>
</office:document-meta>
</file>